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a699" officeooo:paragraph-rsid="0017a699"/>
    </style:style>
    <style:style style:name="P2" style:family="paragraph" style:parent-style-name="Standard" style:list-style-name="L1">
      <style:paragraph-properties>
        <style:tab-stops>
          <style:tab-stop style:position="2.3646in"/>
        </style:tab-stops>
      </style:paragraph-properties>
      <style:text-properties officeooo:rsid="0017a699" officeooo:paragraph-rsid="0017a699"/>
    </style:style>
    <style:style style:name="P3" style:family="paragraph" style:parent-style-name="Standard">
      <style:text-properties style:text-position="0% 100%" officeooo:rsid="0017a699" officeooo:paragraph-rsid="0017a699"/>
    </style:style>
    <style:style style:name="P4" style:family="paragraph" style:parent-style-name="Standard" style:list-style-name="L1">
      <style:paragraph-properties>
        <style:tab-stops>
          <style:tab-stop style:position="2.3646in"/>
        </style:tab-stops>
      </style:paragraph-properties>
      <style:text-properties style:text-position="0% 100%" officeooo:rsid="0017a699" officeooo:paragraph-rsid="0017a699"/>
    </style:style>
    <style:style style:name="P5" style:family="paragraph" style:parent-style-name="Standard">
      <style:paragraph-properties fo:margin-left="0in" fo:margin-right="0in" fo:margin-top="0in" fo:margin-bottom="0.139in" style:contextual-spacing="false" fo:line-height="0.1917in" fo:text-align="start" style:justify-single-word="false" fo:text-indent="0in" style:auto-text-indent="false"/>
      <style:text-properties style:text-position="0% 100%" officeooo:rsid="0017a699" officeooo:paragraph-rsid="00190aa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T4" style:family="text">
      <style:text-properties fo:color="#00000a" style:font-name="Calibri" fo:font-size="11pt" fo:letter-spacing="normal" officeooo:rsid="00190aae" fo:background-color="#ffffff" style:font-name-asian="Calibri1" style:font-size-asian="11pt" style:font-name-complex="Calibri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ng</text:p>
      <text:p text:style-name="P1">We have the right tutor for you </text:p>
      <text:p text:style-name="P1"/>
      <text:list xml:id="list8197877500584939919" text:style-name="L1">
        <text:list-item>
          <text:p text:style-name="P2">Tutors meet you in your home, or laocation of your choice </text:p>
        </text:list-item>
        <text:list-item>
          <text:p text:style-name="P2">Tutors work around your busy schedule</text:p>
        </text:list-item>
        <text:list-item>
          <text:p text:style-name="P2">Tutoring is based on the student's school curriculum, textbooks, and other resources</text:p>
        </text:list-item>
        <text:list-item>
          <text:p text:style-name="P2">Tutors focus on deep learning that is not soon forgotten and can be used flexibly for other learning</text:p>
        </text:list-item>
        <text:list-item>
          <text:p text:style-name="P2">Tutors available for all math related subjects and all ages</text:p>
        </text:list-item>
        <text:list-item>
          <text:p text:style-name="P2">All tutors have completed tutor certification though MC<text:span text:style-name="T1">2</text:span><text:span text:style-name="T2"> have teachingexperience</text:span></text:p>
        </text:list-item>
        <text:list-item>
          <text:p text:style-name="P4">All tutors have passed criminal background checks and references </text:p>
        </text:list-item>
        <text:list-item>
          <text:p text:style-name="P4">All tutoring is one-on-one to eliminate anxiety and allow the tutor to focus on how the client is thinking as he/she works through math problems</text:p>
        </text:list-item>
      </text:list>
      <text:p text:style-name="P3"/>
      <text:p text:style-name="P5"><text:span text:style-name="T3">Students </text:span><text:span text:style-name="T4">or Clients</text:span><text:span text:style-name="T3"> are encouraged to ask the tutor questions throughout the week in between sessions. Questions are submitted and answered via email. While this takes up time , it is not directly billed out unless the time spent per student exceeds one hour a week, typically, web-based approach is a value added service for all clients and seldom are clients billed for additional servi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15:04:11.302000000</meta:creation-date>
    <dc:date>2014-05-01T15:22:18.578000000</dc:date>
    <meta:editing-duration>PT3M6S</meta:editing-duration>
    <meta:editing-cycles>2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1" meta:word-count="182" meta:character-count="1067" meta:non-whitespace-character-count="901"/>
  </office:meta>
</office:document-meta>
</file>